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53.75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95.25pt"/>
    </style:style>
    <style:style style:name="co10" style:family="table-column">
      <style:table-column-properties fo:break-before="auto" style:column-width="570.76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48.1pt"/>
    </style:style>
    <style:style style:name="co13" style:family="table-column">
      <style:table-column-properties fo:break-before="auto" style:column-width="139.41pt"/>
    </style:style>
    <style:style style:name="co1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0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table:style-name="ce9" office:value-type="string" calcext:value-type="string">
            <text:p>23-.01-.03-.01-.001-.000-.540-.-</text:p>
          </table:table-cell>
          <table:table-cell table:style-name="ce9" office:value-type="string" calcext:value-type="string">
            <text:p><text:span text:style-name="T1">Anomala crassa</text:span></text:p>
          </table:table-cell>
          <table:table-cell table:style-name="ce9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10" office:value-type="string" calcext:value-type="string">
            <text:p>BEND-028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23-.01-.03-.01-.001-.000-.368-.-</text:p>
          </table:table-cell>
          <table:table-cell table:style-name="ce9" office:value-type="string" calcext:value-type="string">
            <text:p><text:span text:style-name="T1">Anomala crassa</text:span></text:p>
          </table:table-cell>
          <table:table-cell table:style-name="ce9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10" office:value-type="string" calcext:value-type="string">
            <text:p>LANS-014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egiali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default-cell-style-name="ce10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0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BEND-028</text:p>
          </table:table-cell>
          <table:table-cell/>
          <table:table-cell table:style-name="ce10" office:value-type="string" calcext:value-type="string">
            <text:p>Benderitter E.</text:p>
          </table:table-cell>
          <table:table-cell office:value-type="string" calcext:value-type="string">
            <text:p>Quelques Rutélides nouveaux. 10e Not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ulletin de la Société entomologique de France 92:216-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S-014</text:p>
          </table:table-cell>
          <table:table-cell/>
          <table:table-cell office:value-type="string" calcext:value-type="string">
            <text:p>Lansberge G.W. van</text:p>
          </table:table-cell>
          <table:table-cell table:style-name="ce10" office:value-type="string" calcext:value-type="string">
            <text:p>Diagnoses de quelques espèces nouvelles de Buprestidae et de Scarabaeides de la Malaisi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nnales de la Société entomologique de Belgique (Compte Rendus) 22:147-155 (CXLVIII-CLV)</text:p>
          </table:table-cell>
          <table:table-cell table:number-columns-repeated="2"/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ce4"/>
        <table:table-column table:style-name="co13" table:default-cell-style-name="Default"/>
        <table:table-column table:style-name="co13" table:default-cell-style-name="ce10"/>
        <table:table-column table:style-name="co13" table:default-cell-style-name="ce5"/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table:style-name="Default"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23-.01-.03-.01-.001-.000-.540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540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23-.01-.03-.01-.001-.000-.368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368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/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6:12:55.17362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6:14:07.662264413</dc:date>
    <meta:editing-duration>PT43M35S</meta:editing-duration>
    <meta:editing-cycles>6</meta:editing-cycles>
    <meta:generator>LibreOffice/6.0.7.3$Linux_X86_64 LibreOffice_project/00m0$Build-3</meta:generator>
    <meta:document-statistic meta:table-count="9" meta:cell-count="172" meta:object-count="0"/>
  </office:meta>
</office:document-meta>
</file>